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2.25in"/>
    </style:style>
    <style:style style:name="Table1.C" style:family="table-column">
      <style:table-column-properties style:column-width="3.6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language="pt" fo:country="BR" officeooo:rsid="0012dae9" officeooo:paragraph-rsid="0012dae9"/>
    </style:style>
    <style:style style:name="P2" style:family="paragraph" style:parent-style-name="Standard">
      <style:text-properties fo:language="pt" fo:country="BR" officeooo:rsid="0012dae9" officeooo:paragraph-rsid="0012dae9"/>
    </style:style>
    <style:style style:name="P3" style:family="paragraph" style:parent-style-name="Standard">
      <style:text-properties fo:language="pt" fo:country="BR" officeooo:rsid="00143066" officeooo:paragraph-rsid="00143066"/>
    </style:style>
    <style:style style:name="P4" style:family="paragraph" style:parent-style-name="Standard">
      <style:text-properties fo:language="pt" fo:country="BR" fo:font-weight="normal" officeooo:rsid="00143066" officeooo:paragraph-rsid="0014306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pt" fo:country="BR" fo:font-weight="normal" officeooo:rsid="00155273" officeooo:paragraph-rsid="0015527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ba462" officeooo:paragraph-rsid="001ba46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c0cde" officeooo:paragraph-rsid="001c0cd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dc62c" officeooo:paragraph-rsid="001dc62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language="pt" fo:country="BR" fo:font-weight="bold" officeooo:rsid="001e61ff" officeooo:paragraph-rsid="001e61f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1aaca" officeooo:paragraph-rsid="0021aaca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262dd" officeooo:paragraph-rsid="002262d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499b5" officeooo:paragraph-rsid="002499b5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a955a" officeooo:paragraph-rsid="002a955a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bold" officeooo:rsid="002e4d89" officeooo:paragraph-rsid="002e4d89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normal" officeooo:rsid="0027becd" officeooo:paragraph-rsid="0027becd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language="pt" fo:country="BR" fo:font-style="italic" fo:font-weight="normal" officeooo:rsid="0029110b" officeooo:paragraph-rsid="0029110b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72f8b" officeooo:paragraph-rsid="00172f8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b96d8" officeooo:paragraph-rsid="001b96d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ba462" officeooo:paragraph-rsid="001ba46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c0cde" officeooo:paragraph-rsid="001c0cd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language="pt" fo:country="BR" fo:font-weight="normal" officeooo:rsid="001dc62c" officeooo:paragraph-rsid="001dc62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024f4" officeooo:paragraph-rsid="002024f4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1aaca" officeooo:paragraph-rsid="0021aac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262dd" officeooo:paragraph-rsid="002262dd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7becd" officeooo:paragraph-rsid="0027becd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9110b" officeooo:paragraph-rsid="0029110b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a955a" officeooo:paragraph-rsid="002a955a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499b5" officeooo:paragraph-rsid="002499b5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bold" officeooo:rsid="0026529f" officeooo:paragraph-rsid="0026529f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5fcf6" officeooo:paragraph-rsid="0015fcf6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62014" officeooo:paragraph-rsid="00162014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officeooo:rsid="0018f740" officeooo:paragraph-rsid="0018f740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fo:font-weight="bold" officeooo:rsid="001e61ff" officeooo:paragraph-rsid="001e61ff" style:font-weight-asian="bold" style:font-weight-complex="bold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fo:font-weight="normal" officeooo:rsid="00162014" officeooo:paragraph-rsid="00162014" style:font-weight-asian="normal" style:font-weight-complex="normal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language="pt" fo:country="BR" fo:font-weight="normal" officeooo:rsid="0018f740" officeooo:paragraph-rsid="0018f740" style:font-weight-asian="normal" style:font-weight-complex="normal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" fo:language="pt" fo:country="BR" officeooo:rsid="00170a49" officeooo:paragraph-rsid="00170a49"/>
    </style:style>
    <style:style style:name="P3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392de8" officeooo:paragraph-rsid="00392d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422f3e" officeooo:paragraph-rsid="00422f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52ee60" officeooo:paragraph-rsid="0052ee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392de8" officeooo:paragraph-rsid="00392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Courier New" fo:font-weight="bold" officeooo:rsid="003d63ed" officeooo:paragraph-rsid="003d63ed" style:font-weight-asian="bold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officeooo:rsid="00170a49" officeooo:paragraph-rsid="00170a49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officeooo:rsid="00172f8b" officeooo:paragraph-rsid="00172f8b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bold" officeooo:rsid="0019d796" officeooo:paragraph-rsid="0019d796" style:font-weight-asian="bold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bold" officeooo:rsid="002024f4" officeooo:paragraph-rsid="002024f4" style:font-weight-asian="bold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language="pt" fo:country="BR" fo:font-weight="normal" officeooo:rsid="001feeac" officeooo:paragraph-rsid="001feeac" style:font-weight-asian="normal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language="pt" fo:country="BR" fo:font-weight="normal" officeooo:rsid="00170a49" officeooo:paragraph-rsid="00170a49" style:font-weight-asian="normal" style:font-weight-complex="normal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a23c3" officeooo:paragraph-rsid="003a23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29b7f" officeooo:paragraph-rsid="00429b7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2ee60" officeooo:paragraph-rsid="0052ee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2e8f" officeooo:paragraph-rsid="00392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weight="bold" officeooo:rsid="003e6ac2" officeooo:paragraph-rsid="003e6ac2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273" officeooo:paragraph-rsid="00155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273" officeooo:paragraph-rsid="001552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f687" officeooo:paragraph-rsid="0033f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ebe" officeooo:paragraph-rsid="00309e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b352" officeooo:paragraph-rsid="0035b3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6ff" officeooo:paragraph-rsid="003616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3c3" officeooo:paragraph-rsid="003a23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d28a" officeooo:paragraph-rsid="003fd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d1fb" officeooo:paragraph-rsid="004cd1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2719" officeooo:paragraph-rsid="004e27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57a1" officeooo:paragraph-rsid="004f57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0e82" officeooo:paragraph-rsid="00510e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9a77" officeooo:paragraph-rsid="00559a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89ce" officeooo:paragraph-rsid="00578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9ebe" officeooo:paragraph-rsid="00309e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b352" officeooo:paragraph-rsid="0035b3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616ff" officeooo:paragraph-rsid="003616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aed37" officeooo:paragraph-rsid="003aed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c6966" officeooo:paragraph-rsid="003c69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d63ed" officeooo:paragraph-rsid="003d63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eb79b" officeooo:paragraph-rsid="003eb7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1ac57" officeooo:paragraph-rsid="0041ac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3b653" officeooo:paragraph-rsid="00455e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55e29" officeooo:paragraph-rsid="00455e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5986f" officeooo:paragraph-rsid="0045986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0b4" officeooo:paragraph-rsid="004760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7fef" officeooo:paragraph-rsid="00477f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c40fc" officeooo:paragraph-rsid="004c40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2ee60" officeooo:paragraph-rsid="0052ee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9a77" officeooo:paragraph-rsid="00559a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789ce" officeooo:paragraph-rsid="005789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7c3b7" officeooo:paragraph-rsid="0057c3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403f4" officeooo:paragraph-rsid="005403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font-weight="bold" officeooo:rsid="003d63ed" officeooo:paragraph-rsid="003d63ed" style:font-weight-asian="bold" style:font-weight-complex="bold"/>
    </style:style>
    <style:style style:name="P87" style:family="paragraph" style:parent-style-name="Standard" style:list-style-name="L1">
      <style:paragraph-properties fo:text-align="start" style:justify-single-word="false"/>
      <style:text-properties style:font-name="Liberation Serif" fo:language="pt" fo:country="BR" fo:font-weight="normal" officeooo:rsid="00172f8b" officeooo:paragraph-rsid="00172f8b" style:font-weight-asian="normal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erif" fo:language="pt" fo:country="BR" fo:font-weight="normal" officeooo:rsid="001b96d8" officeooo:paragraph-rsid="001b96d8" style:font-weight-asian="normal" style:font-weight-complex="normal"/>
    </style:style>
    <style:style style:name="P89" style:family="paragraph" style:parent-style-name="Standard" style:list-style-name="L3">
      <style:paragraph-properties fo:text-align="start" style:justify-single-word="false"/>
      <style:text-properties style:font-name="Liberation Serif" fo:language="pt" fo:country="BR" fo:font-weight="normal" officeooo:rsid="002024f4" officeooo:paragraph-rsid="002024f4" style:font-weight-asian="normal" style:font-weight-complex="normal"/>
    </style:style>
    <style:style style:name="P90" style:family="paragraph" style:parent-style-name="Standard" style:list-style-name="L3">
      <style:paragraph-properties fo:text-align="start" style:justify-single-word="false"/>
      <style:text-properties style:font-name="Liberation Serif" fo:language="pt" fo:country="BR" fo:font-weight="bold" officeooo:rsid="002024f4" officeooo:paragraph-rsid="002024f4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language="pt" fo:country="BR" fo:font-style="normal" fo:font-weight="normal" officeooo:rsid="002499b5" officeooo:paragraph-rsid="002499b5" style:font-style-asian="normal" style:font-weight-asian="normal" style:font-style-complex="normal" style:font-weight-complex="normal"/>
    </style:style>
    <style:style style:name="P92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09ebe" officeooo:paragraph-rsid="00309e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5b352" officeooo:paragraph-rsid="0035b3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fd28a" officeooo:paragraph-rsid="003fd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5986f" officeooo:paragraph-rsid="0045986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b4920" officeooo:paragraph-rsid="005b492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f687" officeooo:paragraph-rsid="0033f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b352" officeooo:paragraph-rsid="0035b3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3c3" officeooo:paragraph-rsid="003a23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63ed" officeooo:paragraph-rsid="003d6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63ed" officeooo:paragraph-rsid="003d6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d28a" officeooo:paragraph-rsid="003fd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ac57" officeooo:paragraph-rsid="0041ac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ac57" officeooo:paragraph-rsid="0041ac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5e29" officeooo:paragraph-rsid="00455e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5e29" officeooo:paragraph-rsid="00455e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986f" officeooo:paragraph-rsid="00459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986f" officeooo:paragraph-rsid="00459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986f" officeooo:paragraph-rsid="00459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0b4" officeooo:paragraph-rsid="004760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0b4" officeooo:paragraph-rsid="004760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1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2719" officeooo:paragraph-rsid="004e27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1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ee60" officeooo:paragraph-rsid="0052ee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ee60" officeooo:paragraph-rsid="0052ee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03f4" officeooo:paragraph-rsid="00540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89ce" officeooo:paragraph-rsid="00578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c3b7" officeooo:paragraph-rsid="0057c3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c04b" officeooo:paragraph-rsid="005bc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b4ed" officeooo:paragraph-rsid="005db4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a97" officeooo:paragraph-rsid="005e7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6">
      <style:paragraph-properties fo:text-align="start" style:justify-single-word="false"/>
      <style:text-properties fo:color="#009598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23c3" officeooo:paragraph-rsid="003a23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3d63ed" officeooo:paragraph-rsid="003d6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429b7f" officeooo:paragraph-rsid="00429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52ee60" officeooo:paragraph-rsid="0052ee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3d63ed" officeooo:paragraph-rsid="003d6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422f3e" officeooo:paragraph-rsid="00422f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429b7f" officeooo:paragraph-rsid="00429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6ac2" officeooo:paragraph-rsid="003e6a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9b7f" officeooo:paragraph-rsid="00429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36b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3f687" style:font-weight-asian="normal" style:font-weight-complex="normal"/>
    </style:style>
    <style:style style:name="T5" style:family="text">
      <style:text-properties fo:font-weight="normal" officeooo:rsid="00455e29" style:font-weight-asian="normal" style:font-weight-complex="normal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style:font-name="Courier New"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1aaca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color="#ed1c24"/>
    </style:style>
    <style:style style:name="T17" style:family="text">
      <style:text-properties fo:color="#ed1c24" fo:font-style="normal" style:font-style-asian="normal" style:font-style-complex="normal"/>
    </style:style>
    <style:style style:name="T18" style:family="text">
      <style:text-properties fo:color="#ed1c24" officeooo:rsid="0033f687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23" style:family="text">
      <style:text-properties officeooo:rsid="00455e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da impede que uma EC possa aumentar a competência tributária dos entes federados.</text:p>
      <text:p text:style-name="P2"/>
      <text:p text:style-name="P3">A atribuição constitucional de competência tributária compreende a <text:span text:style-name="T2">competência legislativa plena</text:span><text:span text:style-name="T3">.</text:span></text:p>
      <text:p text:style-name="P4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53">Competência Legislativa</text:p>
          </table:table-cell>
          <table:table-cell table:style-name="Table1.B1" office:value-type="string">
            <text:p text:style-name="P54">Competência tributária</text:p>
          </table:table-cell>
          <table:table-cell table:style-name="Table1.C1" office:value-type="string">
            <text:p text:style-name="P54">Instituir tributos</text:p>
          </table:table-cell>
        </table:table-row>
        <table:table-row>
          <table:covered-table-cell/>
          <table:table-cell table:style-name="Table1.B2" office:value-type="string">
            <text:p text:style-name="P54">Competência para legislar sobre Direito Tributário</text:p>
          </table:table-cell>
          <table:table-cell table:style-name="Table1.C2" office:value-type="string">
            <text:p text:style-name="P54">Regras sobre o exercício da competência tributária</text:p>
          </table:table-cell>
        </table:table-row>
      </table:table>
      <text:p text:style-name="P5"/>
      <text:p text:style-name="P30"><text:span text:style-name="T3">CF, Art. 24. Compete à U, E e ao DF legislar </text:span><text:span text:style-name="T2">concorrentemente</text:span><text:span text:style-name="T3"> sobre:</text:span></text:p>
      <text:p text:style-name="P30"><text:span text:style-name="T3">I – </text:span><text:span text:style-name="T2">direito tributário</text:span><text:span text:style-name="T3">, financeiro, penitenciário, econômico e urbanístico;</text:span></text:p>
      <text:p text:style-name="P30"><text:span text:style-name="T3">§1º No âmbito da legislação concorrente, </text:span><text:span text:style-name="T2">a competência da União limitar-se-á a estabelecer normas gerais</text:span><text:span text:style-name="T3">.</text:span></text:p>
      <text:p text:style-name="P30"><text:span text:style-name="T3">§2º A competência da União para legislar sobre normas gerais </text:span><text:span text:style-name="T2">não exclui a competência suplementar dos Estados</text:span><text:span text:style-name="T3">.</text:span></text:p>
      <text:p text:style-name="P31"><text:span text:style-name="T3">§3º Inexistindo lei federal sobre normas gerais, </text:span><text:span text:style-name="T2">os Estados exercerão a competência legislativa plena</text:span><text:span text:style-name="T3">, para atender a suas peculiaridades.</text:span></text:p>
      <text:p text:style-name="P31"><text:span text:style-name="T3">§4º A superveniência de lei federal sobre normas gerais </text:span><text:span text:style-name="T2">suspende</text:span><text:span text:style-name="T3"> a eficácia da lei estadual, no que lhe for contrário.</text:span></text:p>
      <text:p text:style-name="P34"/>
      <text:p text:style-name="P42"><text:span text:style-name="T3">Já no caso dos </text:span><text:span text:style-name="T2">Municípios</text:span><text:span text:style-name="T3">:</text:span></text:p>
      <text:p text:style-name="P36"><text:span text:style-name="T6">CF, Art. 30. Compete aos </text:span><text:span text:style-name="T7">Municípios</text:span><text:span text:style-name="T6">:</text:span></text:p>
      <text:p text:style-name="P36"><text:span text:style-name="T6">II – </text:span><text:span text:style-name="T7">suplementar </text:span><text:span text:style-name="T6">a legislação federal e a estadual no que couber;</text:span></text:p>
      <text:p text:style-name="P47"/>
      <text:p text:style-name="P43"><text:span text:style-name="T3">A </text:span><text:span text:style-name="T2">competência tributária</text:span><text:span text:style-name="T3"> é:</text:span></text:p>
      <text:list xml:id="list3749036699" text:style-name="L1">
        <text:list-item>
          <text:p text:style-name="P87">indelegável;</text:p>
        </text:list-item>
        <text:list-item>
          <text:p text:style-name="P87">imprescritível;</text:p>
        </text:list-item>
        <text:list-item>
          <text:p text:style-name="P87">inalterável;</text:p>
        </text:list-item>
        <text:list-item>
          <text:p text:style-name="P87">irrenunciável; e</text:p>
        </text:list-item>
        <text:list-item>
          <text:p text:style-name="P87">facultativa.</text:p>
        </text:list-item>
      </text:list>
      <text:p text:style-name="P17"/>
      <text:p text:style-name="P32"><text:span text:style-name="T3">CTN, Art. 7º A </text:span><text:span text:style-name="T2">competência tributária</text:span><text:span text:style-name="T3"> é indelegável, </text:span><text:span text:style-name="T2">salvo</text:span><text:span text:style-name="T3"> a atribuição das funções de </text:span><text:span text:style-name="T2">arrecadar ou fiscalizar</text:span><text:span text:style-name="T3"> tributos, ou de executar leis, serviços, atos ou decisões administrativas em matéria tributária, </text:span><text:span text:style-name="T2">conferida por uma PJ de direito público a outra</text:span><text:span text:style-name="T3">.</text:span></text:p>
      <text:p text:style-name="P35"/>
      <text:p text:style-name="P44">Capacidade tributária ativa<text:span text:style-name="T3"> → aptidão para que PJ seja inserida no pólo ativo da relação jurídica constituída com a ocorrência do FG. É o “poder de exigir o tributo”. Só pode ser realizada por </text:span>PJ de direito público<text:span text:style-name="T3">.</text:span></text:p>
      <text:list xml:id="list3957444542" text:style-name="L2">
        <text:list-item>
          <text:p text:style-name="P88">Mas atenção para a literalidade da Súmula 396 do STJ: a Confederação Nacional da Agricultura tem legitimidade ativa para a cobrança da contribuição sindical rural.</text:p>
        </text:list-item>
      </text:list>
      <text:p text:style-name="P18"/>
      <text:p text:style-name="P6"><text:soft-page-break/><text:span text:style-name="T3">A delegação da capacidade tributária ativa </text:span>compreende as garantias e os privilégios processuais que competem à PJ de direito público que a conferir<text:span text:style-name="T3">.</text:span></text:p>
      <text:p text:style-name="P19"/>
      <text:p text:style-name="P7">Atenção!<text:span text:style-name="T3"> PJ de direito </text:span>privado<text:span text:style-name="T3"> pode receber o encargo ou função de arrecadar os tributos – mero recebimento do valor e o seu posterior repasse ao ente instituidor. Não se confunde com a capacidade tributária ativa, visto que esta inclui o poder de fiscalização do cumprimento das obrigações tributárias e cobrança dos tributos devidos.</text:span></text:p>
      <text:p text:style-name="P20"/>
      <text:p text:style-name="P8">Parafiscalidade<text:span text:style-name="T3"> → quando lei que instituiu o tributo nomeia outra PJ para ser sujeito ativo e destina-lhe os recursos arrecadados.</text:span></text:p>
      <text:p text:style-name="P21"/>
      <text:p text:style-name="P9">Competência cumulativa<text:span text:style-name="T3">:</text:span></text:p>
      <text:p text:style-name="P33"><text:span text:style-name="T3">CF, Art. 147. Competem à União, </text:span>em Território Federal<text:span text:style-name="T3">, os impostos estaduais e, </text:span>se o Território não for dividido em Municípios<text:span text:style-name="T3">, </text:span>cumulativamente<text:span text:style-name="T3">, os impostos municipais; ao DF cabem <text:s/>os impostos municipais.</text:span></text:p>
      <text:p text:style-name="P46">Embora a CF mencione apenas “impostos”, <text:s/>esse artigo também é válido aos demais tributos.</text:p>
      <text:p text:style-name="P46"/>
      <text:p text:style-name="P45">Imposto Extraordinário de Guerra<text:span text:style-name="T3">:</text:span></text:p>
      <text:list xml:id="list2931682294" text:style-name="L3">
        <text:list-item>
          <text:p text:style-name="P89">instituído por lei ordinária (ou MP);</text:p>
        </text:list-item>
        <text:list-item>
          <text:p text:style-name="P89">temporário, deve ser suprimido em até 5 anos após a celebração da paz;</text:p>
        </text:list-item>
        <text:list-item>
          <text:p text:style-name="P89">pode ser cumulativo;</text:p>
        </text:list-item>
        <text:list-item>
          <text:p text:style-name="P90"><text:span text:style-name="T3">o FG </text:span>não<text:span text:style-name="T3"> é a guerra, mas um fato econômico relacionado ao contribuinte;</text:span></text:p>
        </text:list-item>
        <text:list-item>
          <text:p text:style-name="P90">não<text:span text:style-name="T3"> é possível para guerra interna (guerra civil);</text:span></text:p>
        </text:list-item>
        <text:list-item>
          <text:p text:style-name="P90"><text:span text:style-name="T3">CF permitiu o </text:span><text:span text:style-name="T8">bis in idem </text:span><text:span text:style-name="T12">e a bitributação</text:span><text:span text:style-name="T11">.</text:span></text:p>
        </text:list-item>
      </text:list>
      <text:p text:style-name="P22"/>
      <text:p text:style-name="P10">Bis in idem<text:span text:style-name="T3"> → </text:span><text:span text:style-name="T11">incidência de mais de uma tributação sobre um FG em relação a uma mesma PJ de direito público.</text:span></text:p>
      <text:p text:style-name="P23"/>
      <text:p text:style-name="P10"><text:span text:style-name="T10">Bitributação</text:span><text:span text:style-name="T11"> → ocorre quando mais de um ente federado tributa o mesmo FG. Há invasão de competência tributária.</text:span></text:p>
      <text:p text:style-name="P23"/>
      <text:p text:style-name="P10"><text:span text:style-name="T11">A CF </text:span><text:span text:style-name="T10">não vedou expressamente</text:span><text:span text:style-name="T11"> o </text:span><text:span text:style-name="T3">bis in idem</text:span><text:span text:style-name="T11">.</text:span></text:p>
      <text:p text:style-name="P23"/>
      <text:p text:style-name="P11"><text:span text:style-name="T11">A </text:span><text:span text:style-name="T10">bitributação</text:span><text:span text:style-name="T11"> não é vedada no caso da </text:span><text:span text:style-name="T10">dupla tributação internacional da renda</text:span><text:span text:style-name="T11">. Ex.: cidadão residente no exterior aufere rendimento de aluguéis de imóveis situados no Brasil. A legislação do IR impõe que esse rendimento seja tributado. Supondo que no país estrangeiro desse cidadão a renda auferida no exterior deve ser tributada, o rendimento do aluguel será tributado uma segunda vez.</text:span></text:p>
      <text:p text:style-name="P24"/>
      <text:p text:style-name="P12"><text:span text:style-name="T10">Literalidade</text:span><text:span text:style-name="T11"> do trecho de um voto do Min. Carlos Velloso, do STF: o exercício da competência residual é reservado ao legislador </text:span><text:span text:style-name="T13">ordinário</text:span><text:span text:style-name="T11">, e não ao constituinte derivado.</text:span></text:p>
      <text:p text:style-name="P29"/>
      <text:p text:style-name="P15"><text:span text:style-name="T10">O </text:span><text:span text:style-name="T14">IEG</text:span><text:span text:style-name="T10"> só pode ser instituído na </text:span><text:span text:style-name="T14">iminência ou no caso de guerra externa</text:span><text:span text:style-name="T10"> e será suprimido gradativamente quando cessadas as causas de sua criação. Sua instituição pode ser por </text:span><text:span text:style-name="T14">lei ordinária</text:span><text:span text:style-name="T10">.</text:span></text:p>
      <text:p text:style-name="P25"/>
      <text:p text:style-name="P16"><text:soft-page-break/><text:span text:style-name="T10">A </text:span><text:span text:style-name="T14">competência tributária</text:span><text:span text:style-name="T10"> é indelegável, salvo a atribuição das funções de arrecadar ou fiscalizar tributos, ou de </text:span><text:span text:style-name="T14">executar leis, serviços, atos ou decisões administrativas em matéria tributária, conferida por uma PJ de direito público a outra</text:span><text:span text:style-name="T10">.</text:span></text:p>
      <text:p text:style-name="P26"/>
      <text:p text:style-name="P13"><text:span text:style-name="T10">Atenção!</text:span><text:span text:style-name="T11"> De acordo com o art. 6º do CTN, a </text:span><text:span text:style-name="T10">competência tributária compreende a </text:span><text:span text:style-name="T17">competência legislativa plena</text:span><text:span text:style-name="T11">. Assim sendo, a princípio, todos os entes possuem a competência legislativa plena. Contudo, a FGV associa competência legislativa plena ao fato de o ente poder </text:span><text:span text:style-name="T10">disciplinar normas gerais</text:span><text:span text:style-name="T11"> em matéria tributária, conforme estabelece o art. 24, §3º da CF, bem como dispor sobre os tributos de sua competência. Logo, </text:span><text:span text:style-name="T10">apenas a União detém a competência legislativa plena</text:span><text:span text:style-name="T11">.</text:span></text:p>
      <text:p text:style-name="P27"/>
      <text:p text:style-name="P14"><text:span text:style-name="T11">Quando a União deixa de editar </text:span><text:span text:style-name="T10">normas gerais</text:span><text:span text:style-name="T11"> sobre matéria tributária, cabe aos Estados a prerrogativa de exercer a </text:span><text:span text:style-name="T10">competência legislativa plena</text:span><text:span text:style-name="T11"> (CF, art. 24, §3º).</text:span></text:p>
      <text:p text:style-name="P28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67">IMPOSTO DE IMPORTAÇÃO</text:p>
            <text:p text:style-name="P56"/>
            <text:p text:style-name="P67">FG<text:span text:style-name="T3">:</text:span></text:p>
            <text:list xml:id="list810161607" text:style-name="L4">
              <text:list-item>
                <text:p text:style-name="P92"><text:span text:style-name="T3">para o CTN → entrada do produto estrangeiro no território nacional; →</text:span><text:span text:style-name="T4"> </text:span><text:span text:style-name="T18">elemento geográfico</text:span></text:p>
              </text:list-item>
              <text:list-item>
                <text:p text:style-name="P92"><text:span text:style-name="T3">para fins de cálculo, a legislação aduaneira estabeleceu que se considera ocorrido o FG na </text:span>data do registro da DI<text:span text:style-name="T3"> de mercadoria submetida a </text:span><text:span text:style-name="T15">despacho para consumo</text:span><text:span text:style-name="T3">; →</text:span><text:span text:style-name="T4"> </text:span><text:span text:style-name="T18">elemento temporal</text:span></text:p>
                <text:list>
                  <text:list-item>
                    <text:p text:style-name="P97">despacho para consumo = procedimento adotado para mercadorias importadas a título definitivo.</text:p>
                  </text:list-item>
                </text:list>
              </text:list-item>
            </text:list>
            <text:p text:style-name="P55"/>
            <text:p text:style-name="P68">BC e alíquotas<text:span text:style-name="T3">: a BC será:</text:span></text:p>
            <text:list xml:id="list3701116937" text:style-name="L5">
              <text:list-item>
                <text:p text:style-name="P93"><text:span text:style-name="T3">a </text:span><text:span text:style-name="T15">unidade de medida</text:span><text:span text:style-name="T3"> adotada pela lei tributária, no caso de </text:span>alíquota específica<text:span text:style-name="T3">;</text:span></text:p>
              </text:list-item>
              <text:list-item>
                <text:p text:style-name="P93"><text:span text:style-name="T3">o </text:span><text:span text:style-name="T15">preço normal</text:span><text:span text:style-name="T3">, no caso de </text:span>alíquota <text:span text:style-name="T9">ad valorem</text:span><text:span text:style-name="T3">;</text:span></text:p>
                <text:list>
                  <text:list-item>
                    <text:p text:style-name="P98">atualmente → preço normal = valor aduaneiro;</text:p>
                  </text:list-item>
                </text:list>
              </text:list-item>
              <text:list-item>
                <text:p text:style-name="P93"><text:span text:style-name="T3">o </text:span><text:span text:style-name="T15">preço de arrematação</text:span><text:span text:style-name="T3">, no caso de </text:span>produto apreendido ou abandonado, levado a leilão<text:span text:style-name="T3">.</text:span></text:p>
              </text:list-item>
            </text:list>
            <text:p text:style-name="P57"/>
            <text:p text:style-name="P69"><text:span text:style-name="T3">Quando o CTN estabelece, em seu art. 21, que tanto a BC como as alíquotas do II podem ser alteradas sem necessidade de lei, </text:span>entenda-se que apenas as <text:span text:style-name="T16">alíquotas</text:span> possuem tal flexibilidade<text:span text:style-name="T3">:</text:span></text:p>
            <text:p text:style-name="P58"/>
            <text:p text:style-name="P37"><text:span text:style-name="T3">CTN, Art. 21. O Poder Executivo pode, nas condições e nos limites estabelecidos em lei, </text:span>alterar as alíquotas ou as bases de cálculo<text:span text:style-name="T3"> do imposto, a fim de ajustá-lo aos objetivos da política cambial e do comércio exterior.</text:span></text:p>
            <text:p text:style-name="P40"/>
            <text:p text:style-name="P51">A competência para a alteração dessas alíquotas do II não é privativa do PR. É possível outorgá-la à CAMEX.</text:p>
            <text:p text:style-name="P51"/>
            <text:p text:style-name="P48">Contribuintes<text:span text:style-name="T3">:</text:span></text:p>
            <text:list xml:id="list886899599" text:style-name="L6">
              <text:list-item>
                <text:p text:style-name="P99">o importador ou quem a lei a ele equiparar;</text:p>
                <text:list>
                  <text:list-item>
                    <text:p text:style-name="P121">DL 37/66 define os equiparados a importador:</text:p>
                    <text:list>
                      <text:list-item>
                        <text:p text:style-name="P121">o importador, assim considerada qualquer pessoa que promova a entrada de mercadoria estrangeira no Território Nacional;</text:p>
                      </text:list-item>
                      <text:list-item>
                        <text:p text:style-name="P121">o destinatário de remessa postal internacional indicado pelo respectivo remetente;</text:p>
                      </text:list-item>
                      <text:list-item>
                        <text:p text:style-name="P121"><text:soft-page-break/>o adquirente de mercadoria entrepostada.</text:p>
                      </text:list-item>
                    </text:list>
                  </text:list-item>
                </text:list>
              </text:list-item>
              <text:list-item>
                <text:p text:style-name="P99">o arrematante de produtos apreendidos ou abandonados.</text:p>
              </text:list-item>
            </text:list>
            <text:p text:style-name="P59"/>
            <text:p text:style-name="P59">Na prática, a arrematação não constitui FG do II, por isso o arrematante nem foi eleito como contribuinte do imposto no DL 37/66.</text:p>
            <text:p text:style-name="P59"/>
            <text:p text:style-name="P70">Lançamento<text:span text:style-name="T3">: por homologação.</text:span></text:p>
          </table:table-cell>
        </table:table-row>
      </table:table>
      <text:p text:style-name="P28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71">IMPOSTO DE EXPORTAÇÃO</text:p>
            <text:p text:style-name="P71"/>
            <text:p text:style-name="P72">FG<text:span text:style-name="T3">:</text:span></text:p>
            <text:list xml:id="list2814590231" text:style-name="L7">
              <text:list-item>
                <text:p text:style-name="P100">CTN → saída de produtos nacionais ou nacionalizados para o estrangeiro;</text:p>
              </text:list-item>
              <text:list-item>
                <text:p text:style-name="P100">RA → para efeito de cálculo, considera-se ocorrido o FG na data do RE no SISCOMEX.</text:p>
              </text:list-item>
            </text:list>
            <text:p text:style-name="P101"/>
            <text:p text:style-name="P86"><text:span text:style-name="T20">BC e alíquotas</text:span><text:span text:style-name="T19">: decorar a literalidade do parágrafo único do artigo 24 do CTN.</text:span></text:p>
            <text:p text:style-name="P122">CTN, Art. 24. A BC do imposto é:</text:p>
            <text:p text:style-name="P122">I – quando a alíquota seja específica, a unidade de medida adotada pela lei tributária;</text:p>
            <text:p text:style-name="P122">II – quando a alíquota seja ad valorem, o preço normal que o produto, ou seu similar, alcançaria, ao tempo da exportação, em uma venda em condições de livre concorrência.</text:p>
            <text:p text:style-name="P41"><text:span text:style-name="T21">Parágrafo único. Para os efeitos do inciso II, considera-se a entrega como efetuada no porto ou lugar da saída do produto, </text:span><text:span text:style-name="T22">deduzidos os tributos diretamente incidentes sobre a operação de exportação</text:span><text:span text:style-name="T21"> e, nas vendas efetuadas por prazo superior aos correntes no mercado internacional </text:span><text:span text:style-name="T22">o custo do financiamento</text:span><text:span text:style-name="T21">.</text:span></text:p>
            <text:p text:style-name="P125"/>
            <text:p text:style-name="P128">DL 1.578/77 define a alíquota base como 30%, podendo ser elevada em até 5 vezes (150%).</text:p>
            <text:p text:style-name="P125"/>
            <text:p text:style-name="P52"><text:span text:style-name="T22">Contribuinte</text:span><text:span text:style-name="T21">: o exportador ou a quem a ele a lei equiparar.</text:span></text:p>
            <text:p text:style-name="P128"/>
            <text:p text:style-name="P52"><text:span text:style-name="T22">Lançamento</text:span><text:span text:style-name="T21">: por homologação.</text:span></text:p>
          </table:table-cell>
        </table:table-row>
      </table:table>
      <text:p text:style-name="P28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73">IMPOSTO DE RENDA</text:p>
            <text:p text:style-name="P73"/>
            <text:p text:style-name="P60">Será informado pelos critérios de:</text:p>
            <text:list xml:id="list755321301" text:style-name="L8">
              <text:list-item>
                <text:p text:style-name="P94">generalidade<text:span text:style-name="T3"> → tributação alcança a todas as pessoas;</text:span></text:p>
              </text:list-item>
              <text:list-item>
                <text:p text:style-name="P94">universalidade<text:span text:style-name="T3"> → tributação alcança a todas as espécies de rendimentos;</text:span></text:p>
              </text:list-item>
              <text:list-item>
                <text:p text:style-name="P94">progressividade<text:span text:style-name="T3"> → tributação com alíquotas maiores para rendimentos mais elevados.</text:span></text:p>
              </text:list-item>
            </text:list>
            <text:p text:style-name="P60"/>
            <text:p text:style-name="P74">FG<text:span text:style-name="T3">: aquisição da disponibilidade </text:span>econômica ou jurídica<text:span text:style-name="T3">:</text:span></text:p>
            <text:list xml:id="list684164701" text:style-name="L9">
              <text:list-item>
                <text:p text:style-name="P103">de renda → produto do capital, do trabalho ou da combinação de ambos;</text:p>
              </text:list-item>
              <text:list-item>
                <text:p text:style-name="P103">de proventos de qualquer natureza → demais acréscimos patrimoniais.</text:p>
              </text:list-item>
            </text:list>
            <text:p text:style-name="P104"/>
            <text:p text:style-name="P38"><text:span text:style-name="T3">CTN, Art. 43, §2º Na hipótese de receita ou de rendimento </text:span><text:soft-page-break/><text:span text:style-name="T3">oriundos do eterior, </text:span>a lei<text:span text:style-name="T3"> estabelecerá as condições e o momento em que se dará sua disponibilidade, para fins de incidência do imposto referido neste artigo.</text:span></text:p>
            <text:p text:style-name="P126"/>
            <text:p text:style-name="P49">BC<text:span text:style-name="T3">: montante real, arbitrado ou presumido, da renda ou dos proventos tributáveis.</text:span></text:p>
            <text:p text:style-name="P129"/>
            <text:p text:style-name="P49">Contribuinte<text:span text:style-name="T3">:</text:span></text:p>
            <text:p text:style-name="P123">CTN, Art. 45. Contribuinte do imposto é o titular da disponibilidade a que se refere o art. 43, sem prejuízo de atribuir a lei essa condição ao possuidor, a qualquer título, dos bens produtores de renda ou dos proventos tributáveis.</text:p>
            <text:p text:style-name="P123">Parágrafo único. A lei pode atribuir à fonte pagadora da renda ou dos proventos tributáveis a condição de responsável pelo imposto cuja retenção e recolhimento lhe caibam.</text:p>
            <text:p text:style-name="P127"/>
            <text:p text:style-name="P49">Lançamento<text:span text:style-name="T3">: por homologação.</text:span></text:p>
          </table:table-cell>
        </table:table-row>
      </table:table>
      <text:p text:style-name="P28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75">IMPOSTO SOBRE PRODUTOS INDUSTRIALIZADOS</text:p>
            <text:p text:style-name="P75"/>
            <text:p text:style-name="P75"><text:span text:style-name="T23">Será seletivo</text:span><text:span text:style-name="T5"> → em função da essencialidade do produto.</text:span></text:p>
            <text:p text:style-name="P75"><text:span text:style-name="T23">Será não cumulativo</text:span><text:span text:style-name="T5">.</text:span></text:p>
            <text:p text:style-name="P105">Não incidirá sobre produtos industrializados destinados ao exterior.</text:p>
            <text:p text:style-name="P76"><text:span text:style-name="T3">Terá seu impacto reduzido sobre a aquisição de bens de capital pelo contribuinte do imposto,</text:span> na forma da lei<text:span text:style-name="T3">.</text:span></text:p>
            <text:p text:style-name="P105"/>
            <text:p text:style-name="P105">STF: não há aproveitamento de crédito quando os insumos sejam desonerados na fabricação de bens tributados.</text:p>
            <text:p text:style-name="P76"><text:span text:style-name="T3">STJ, Súmula 495: a aquisição de bens integrantes do ativo permanente da empresa </text:span>não<text:span text:style-name="T3"> gera direito a creditamento de IPI.</text:span></text:p>
            <text:p text:style-name="P105">STF: é legítima a incidência do IPI na importação de automóveis por PF para uso próprio.</text:p>
            <text:p text:style-name="P105"/>
            <text:p text:style-name="P105">Outras imunidades do IPI:</text:p>
            <text:list xml:id="list4129780458" text:style-name="L10">
              <text:list-item>
                <text:p text:style-name="P106">livros, jornais, periódicos e papel destinado a sua impressão;</text:p>
              </text:list-item>
              <text:list-item>
                <text:p text:style-name="P106">ouro, quando definido em lei como ativo financeiro ou instrumento cambial;</text:p>
              </text:list-item>
              <text:list-item>
                <text:p text:style-name="P106">energia elétrica, derivados de petróleo, combustíveis e minerais do País.</text:p>
              </text:list-item>
            </text:list>
            <text:p text:style-name="P105"/>
            <text:p text:style-name="P76">FG<text:span text:style-name="T3">:</text:span></text:p>
            <text:list xml:id="list1191460456" text:style-name="L11">
              <text:list-item>
                <text:p text:style-name="P107">desembaraço aduaneiro → quando de procedência estrangeira;</text:p>
              </text:list-item>
              <text:list-item>
                <text:p text:style-name="P107">saída do estabelecimento;</text:p>
              </text:list-item>
              <text:list-item>
                <text:p text:style-name="P107">arrematação → quando apreendido ou abandonado e levado a leilão.</text:p>
              </text:list-item>
            </text:list>
            <text:p text:style-name="P108"/>
            <text:p text:style-name="P108">STJ: a revenda de mercadorias importadas está sujeita ao IPI.</text:p>
            <text:p text:style-name="P108">STJ: não há qualquer ilegalidade na incidência do IPI na saída dos produtos de procedência estrangeira do estabelecimento do importador. A lei elenca dois FG’s distintos, o desembaraço aduaneiro proveniente da operação de compra de produto industrializado do exterior e a saída do produto industrializado do estabelecimento importador equiparado a estabelecimento produtor.</text:p>
            <text:p text:style-name="P108"><text:soft-page-break/></text:p>
            <text:p text:style-name="P77">BC<text:span text:style-name="T3">:</text:span></text:p>
            <text:list xml:id="list2866867397" text:style-name="L12">
              <text:list-item>
                <text:p text:style-name="P95"><text:span text:style-name="T3">se procedente do exterior: </text:span>preço normal<text:span text:style-name="T3"> somado a:</text:span></text:p>
                <text:list>
                  <text:list-item>
                    <text:p text:style-name="P109">II;</text:p>
                  </text:list-item>
                  <text:list-item>
                    <text:p text:style-name="P109">taxas para entrada no País;</text:p>
                  </text:list-item>
                  <text:list-item>
                    <text:p text:style-name="P109">encargos cambiais efetivamente pagos pelo importador ou dele exigíveis;</text:p>
                  </text:list-item>
                </text:list>
              </text:list-item>
              <text:list-item>
                <text:p text:style-name="P109">se saída do estabelecimento:</text:p>
                <text:list>
                  <text:list-item>
                    <text:p text:style-name="P109">valor da operação de que decorrer a saída da mercadoria;</text:p>
                  </text:list-item>
                  <text:list-item>
                    <text:p text:style-name="P95"><text:span text:style-name="T3">se não houver esse valor, <text:s/>será o </text:span>preço corrente<text:span text:style-name="T3"> da mercadoria, ou sua similar, no mercado atacadista da praça do remetente;</text:span></text:p>
                  </text:list-item>
                </text:list>
              </text:list-item>
              <text:list-item>
                <text:p text:style-name="P109">se arrematado em leilão: preço da arrematação.</text:p>
              </text:list-item>
            </text:list>
            <text:p text:style-name="P108"/>
            <text:p text:style-name="P78">Contribuintes<text:span text:style-name="T3">:</text:span></text:p>
            <text:list xml:id="list1251763402" text:style-name="L13">
              <text:list-item>
                <text:p text:style-name="P110">importador ou equiparado;</text:p>
              </text:list-item>
              <text:list-item>
                <text:p text:style-name="P110">industrial ou equiparado;</text:p>
              </text:list-item>
              <text:list-item>
                <text:p text:style-name="P110">comerciante de produtos sujeitos ao imposto, que os fornaça aos contribuintes definidos no inciso anterior;</text:p>
              </text:list-item>
              <text:list-item>
                <text:p text:style-name="P110">arrematante.</text:p>
              </text:list-item>
            </text:list>
            <text:p text:style-name="P111"/>
            <text:p text:style-name="P79">Lançamento<text:span text:style-name="T3">: por homologação.</text:span></text:p>
          </table:table-cell>
        </table:table-row>
      </table:table>
      <text:p text:style-name="P28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80">IMPOSTO SOBRE OPERAÇÕES FINANCEIRAS</text:p>
            <text:p text:style-name="P80"/>
            <text:p text:style-name="P61">O ouro ativo financeiro sujeita-se a incidência exclusiva do IOF, devido na operação de <text:span text:style-name="T2">origem</text:span>, a alíquota de <text:span text:style-name="T2">no mínimo 1%</text:span>.</text:p>
            <text:p text:style-name="P61"/>
            <text:p text:style-name="P62">STF: a alienação de salvados configura atividade integrante das operações de seguros e não tem natureza de circulação de mercadoria para fins de incidência do ICMS.</text:p>
            <text:list xml:id="list1964214750" text:style-name="L14">
              <text:list-item>
                <text:p text:style-name="P112">Ou seja: incide IOF, mas não ICMS.</text:p>
              </text:list-item>
            </text:list>
            <text:p text:style-name="P62"/>
            <text:p text:style-name="P63">STF, SV 23: o ICMS <text:span text:style-name="T2">não</text:span> incide sobre alienação de salvados de sinistro pelas seguradoras.</text:p>
            <text:p text:style-name="P63"/>
            <text:p text:style-name="P64">STJ: sobre o resultado da operação de mútuo incide o IOF.</text:p>
            <text:p text:style-name="P64"/>
            <text:p text:style-name="P81">FG<text:span text:style-name="T3">: saber a literalidade do art. 63 do CTN.</text:span></text:p>
            <text:p text:style-name="P124">CTN, Art. 63. O IOF tem como FG:</text:p>
            <text:p text:style-name="P39"><text:span text:style-name="T3">I – quanto às </text:span>operações de crédito<text:span text:style-name="T3">, a sua efetivação pela entrega total ou parcial do montante ou do valor que constitua o objeto da obrigação, ou sua colocação à disposição do interessado;</text:span></text:p>
            <text:p text:style-name="P39"><text:span text:style-name="T3">II – quanto às </text:span>operações de câmbio<text:span text:style-name="T3">, a sua efetivação pela entrega de moeda nacional ou estrangeira, ou de documento que a represente, ou sua colocação à disposição do interessado em montante equivalente à moeda estrangeira ou nacional entregue ou posta à disposição por este;</text:span></text:p>
            <text:p text:style-name="P39"><text:span text:style-name="T3">III – quanto às </text:span>operações de seguro<text:span text:style-name="T3">, a sua efetivação pela </text:span><text:soft-page-break/><text:span text:style-name="T3">emissão da apólice ou do documento equivalente, ou recebimento do prêmio, na forma da lei aplicável;</text:span></text:p>
            <text:p text:style-name="P39"><text:span text:style-name="T3">IV – quanto às </text:span>operações relativas a títulos e valores mobiliários<text:span text:style-name="T3">, a emissão, transmissão, pagamento ou resgate destes, na forma da lei aplicável.</text:span></text:p>
            <text:p text:style-name="P124">Parágrafo único. A incidência definida no inciso I exclui a definida no inciso IV, e reciprocamente, quanto à emissão, ao pagamento ou resgate do título representativo de uma mesma operação de crédito.</text:p>
            <text:p text:style-name="P124"/>
            <text:p text:style-name="P50">BC<text:span text:style-name="T3">:</text:span></text:p>
            <text:list xml:id="list943534096" text:style-name="L15">
              <text:list-item>
                <text:p text:style-name="P113">operação de crédito → montante da obrigação (principal + juros);</text:p>
              </text:list-item>
              <text:list-item>
                <text:p text:style-name="P113">operação de câmbio → montante entregue ou posto à disposição;</text:p>
              </text:list-item>
              <text:list-item>
                <text:p text:style-name="P113">operação de seguro → montante do prêmio;</text:p>
              </text:list-item>
              <text:list-item>
                <text:p text:style-name="P113">operação relativa a títulos e valores mobiliários:</text:p>
                <text:list>
                  <text:list-item>
                    <text:p text:style-name="P113">na emissão → valor nominal + ágio;</text:p>
                  </text:list-item>
                  <text:list-item>
                    <text:p text:style-name="P113">na transmissão → preço ou valor nominal, ou valor da cotação em Bolsa;</text:p>
                  </text:list-item>
                  <text:list-item>
                    <text:p text:style-name="P113">no pagamento/resgate → preço.</text:p>
                  </text:list-item>
                </text:list>
              </text:list-item>
            </text:list>
            <text:p text:style-name="P114"/>
            <text:p text:style-name="P85">Contribuintes<text:span text:style-name="T3">: CTN permitiu que a lei instituidora do imposto previsse quem são os contribuintes, podendo ser qualquer das partes na operação tributada.</text:span></text:p>
            <text:p text:style-name="P115"/>
            <text:p text:style-name="P85">Lançamento<text:span text:style-name="T3">: por homologação.</text:span></text:p>
          </table:table-cell>
        </table:table-row>
      </table:table>
      <text:p text:style-name="P28"/>
      <table:table table:name="Table7" table:style-name="Table7" table:template-name="Default Style">
        <table:table-column table:style-name="Table7.A"/>
        <table:table-row table:style-name="Table7.1">
          <table:table-cell table:style-name="Table7.A1" office:value-type="string">
            <text:p text:style-name="P82">IMPOSTO TERRITORIAL RURAL</text:p>
            <text:p text:style-name="P82"/>
            <text:p text:style-name="P65">EC 42/2003 incluiu a <text:span text:style-name="T2">progressividade das alíquotas</text:span> do ITR de forma a desestimular a manutenção de propriedades improdutivas.</text:p>
            <text:p text:style-name="P65"/>
            <text:p text:style-name="P66">Pode ser fiscalizado e cobrado pelos Municípios que assim optarem, na forma da lei, desde que não implique redução do imposto ou qualquer outra forma de renúncia fiscal.</text:p>
            <text:p text:style-name="P66"/>
            <text:p text:style-name="P83">FG<text:span text:style-name="T3">: propriedade, domínio útil ou posse de imóvel por natureza, como definido na lei civil, localizado for a da zona urbana do Município.</text:span></text:p>
            <text:p text:style-name="P66"/>
            <text:p text:style-name="P66">DL 57/66: ainda que imóvel esteja localizado em zona urbana do município, caso seja utilizado em exploração extrativa vegetal, agrícola, pecuária ou agroindustrial, incidirá ITR, e não IPTU.</text:p>
            <text:p text:style-name="P66"/>
            <text:p text:style-name="P84">BC<text:span text:style-name="T3">: valor fundiário (valor da terra nua), logo as benfeitorais realizadas, como as construções, não compõem a BC do ITR.</text:span></text:p>
            <text:p text:style-name="P117"/>
            <text:p text:style-name="P84">Contribuintes<text:span text:style-name="T3">: proprietários titulares de domínio útil ou possuidor do imóvel.</text:span></text:p>
            <text:p text:style-name="P117"/>
            <text:p text:style-name="P117">STJ: se o imóvel é invadido, não se faz possível a cobrança do ITR, tendo em vista que há perda do domínio e dos direitos inerentes à propriedade.</text:p>
            <text:p text:style-name="P117"/>
            <text:p text:style-name="P119"><text:soft-page-break/>O ITR incide sobre o imóvel por natureza, mas <text:span text:style-name="T2">não</text:span> sobre os bens imóveis por acessão física, que se caracterizam por tudo quanto o homem incorporar permanentemente ao solo, como a semente lançada ao solo, os edifícios e construções, de modo que não se possa retirar sem destruição, modificação, fratura ou dano.</text:p>
            <text:p text:style-name="P119"/>
            <text:p text:style-name="P120">O fato de o imóvel ter sido <text:span text:style-name="T2">declarado</text:span> como de interesse social para fins de reforma agrária <text:span text:style-name="T2">não</text:span> o imuniza da incidência do ITR.</text:p>
            <text:p text:style-name="P117"/>
            <text:p text:style-name="P84">Lançamento<text:span text:style-name="T3">: por homologação.</text:span></text:p>
          </table:table-cell>
        </table:table-row>
      </table:table>
      <text:p text:style-name="P28"/>
      <table:table table:name="Table8" table:style-name="Table8" table:template-name="Default Style">
        <table:table-column table:style-name="Table8.A"/>
        <table:table-row table:style-name="Table8.1">
          <table:table-cell table:style-name="Table8.A1" office:value-type="string">
            <text:p text:style-name="P96">IMPOSTO SOBRE GRANDES FORTUNAS</text:p>
            <text:p text:style-name="P96"/>
            <text:p text:style-name="P118">Instituído por <text:span text:style-name="T2">LC</text:span>.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fo:language="pt" fo:country="BR" officeooo:rsid="0012dae9" officeooo:paragraph-rsid="0012dae9"/>
    </style:style>
    <style:style style:name="MT1" style:family="text">
      <style:text-properties officeooo:rsid="00136be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<text:span text:style-name="MT1">3</text:span> – <text:span text:style-name="MT1">Competência tributária e impostos de competência da Uniã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04:51.466000000</meta:creation-date>
    <dc:date>2018-04-02T08:51:19.575000000</dc:date>
    <meta:editing-duration>PT3H49M36S</meta:editing-duration>
    <meta:editing-cycles>67</meta:editing-cycles>
    <meta:generator>LibreOffice/6.0.1.1$Windows_X86_64 LibreOffice_project/60bfb1526849283ce2491346ed2aa51c465abfe6</meta:generator>
    <meta:document-statistic meta:table-count="8" meta:image-count="0" meta:object-count="0" meta:page-count="8" meta:paragraph-count="165" meta:word-count="2367" meta:character-count="14645" meta:non-whitespace-character-count="12488"/>
  </office:meta>
</office:document-meta>
</file>